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d9301" officeooo:paragraph-rsid="000d9301"/>
    </style:style>
    <style:style style:name="P2" style:family="paragraph" style:parent-style-name="Standard">
      <style:text-properties officeooo:rsid="000e0ce1" officeooo:paragraph-rsid="000e0ce1"/>
    </style:style>
    <style:style style:name="P3" style:family="paragraph" style:parent-style-name="Standard">
      <style:text-properties officeooo:rsid="000fb286" officeooo:paragraph-rsid="000fb286"/>
    </style:style>
    <style:style style:name="P4" style:family="paragraph" style:parent-style-name="Standard">
      <style:text-properties officeooo:rsid="0010d7b7" officeooo:paragraph-rsid="0010d7b7"/>
    </style:style>
    <style:style style:name="P5" style:family="paragraph" style:parent-style-name="Standard">
      <style:text-properties officeooo:rsid="001253a5" officeooo:paragraph-rsid="001253a5"/>
    </style:style>
    <style:style style:name="P6" style:family="paragraph" style:parent-style-name="Standard">
      <style:text-properties officeooo:rsid="00133371" officeooo:paragraph-rsid="00133371"/>
    </style:style>
    <style:style style:name="P7" style:family="paragraph" style:parent-style-name="Standard">
      <style:text-properties officeooo:rsid="0014f4c6" officeooo:paragraph-rsid="0014f4c6"/>
    </style:style>
    <style:style style:name="T1" style:family="text">
      <style:text-properties officeooo:rsid="000fb286"/>
    </style:style>
    <style:style style:name="T2" style:family="text">
      <style:text-properties officeooo:rsid="0014f4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otación</text:p>
      <text:p text:style-name="P1"/>
      <text:p text:style-name="P1">Historia de los lengujes</text:p>
      <text:p text:style-name="P1">Introducción a los paradigmas</text:p>
      <text:p text:style-name="P1"/>
      <text:p text:style-name="P2">Scala</text:p>
      <text:p text:style-name="P2">calculadora</text:p>
      <text:p text:style-name="P2">sbt console</text:p>
      <text:p text:style-name="P3">Declarar funciones</text:p>
      <text:p text:style-name="P3">Tipos</text:p>
      <text:p text:style-name="P3">Cambio de estrategia de ejecución (<text:bookmark-start text:name="__DdeLink__0_355489710"/>call-by-value, call-by-name<text:bookmark-end text:name="__DdeLink__0_355489710"/>)</text:p>
      <text:p text:style-name="P4">Un ejemplo de una funcion que no es similar con <text:s/><text:span text:style-name="T1">call-by-value </text:span>y<text:span text:style-name="T1"> call-by-name</text:span></text:p>
      <text:p text:style-name="P4">first(1,loop)</text:p>
      <text:p text:style-name="P4"/>
      <text:p text:style-name="P4">scala por defecto usa call-by-value (imperativo)</text:p>
      <text:p text:style-name="P4"/>
      <text:p text:style-name="P4">se puede forsar con =&gt; por ejemplo def <text:bookmark-start text:name="__DdeLink__2_355489710"/>constOne(x: Int, y : =&gt; Int)<text:bookmark-end text:name="__DdeLink__2_355489710"/> = 1</text:p>
      <text:p text:style-name="P4"/>
      <text:p text:style-name="P4">constOne(loop, 2+3)</text:p>
      <text:p text:style-name="P4">constOne(2+3, loop)</text:p>
      <text:p text:style-name="P4"/>
      <text:p text:style-name="P4">Condicional</text:p>
      <text:p text:style-name="P4">def abs(x: Int) = if (x &gt;= 0) x else -x</text:p>
      <text:p text:style-name="P5">booleanos igual que java</text:p>
      <text:p text:style-name="P5"/>
      <text:p text:style-name="P5">&amp;&amp; y || no necesitan evaluar toda la expreción (similar a Java o c++)</text:p>
      <text:p text:style-name="P5"/>
      <text:p text:style-name="P5">Definición de variables</text:p>
      <text:p text:style-name="P5">def utiliza call-by-name y val call-by-val</text:p>
      <text:p text:style-name="P5"/>
      <text:p text:style-name="P5">Ejercicio, escribir función and</text:p>
      <text:p text:style-name="P5">def and(x: Boolean, y : =&gt; Boolean) = if (x) y else false</text:p>
      <text:p text:style-name="P5"/>
      <text:p text:style-name="P6">Ejercicio <text:span text:style-name="T2">Raíz</text:span> cuadrada con el metodo de Newton (video 1.5)</text:p>
      <text:p text:style-name="P6"/>
      <text:p text:style-name="P7">Ver el ejemplo y analizar Funcion dentro de funcion, blocks, val, return, …</text:p>
      <text:p text:style-name="P7"/>
      <text:p text:style-name="P7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1T10:43:48.911221376</meta:creation-date>
    <dc:date>2014-05-01T12:31:40.792015290</dc:date>
    <meta:editing-duration>PT10S</meta:editing-duration>
    <meta:editing-cycles>1</meta:editing-cycles>
    <meta:document-statistic meta:table-count="0" meta:image-count="0" meta:object-count="0" meta:page-count="1" meta:paragraph-count="25" meta:word-count="142" meta:character-count="852" meta:non-whitespace-character-count="734"/>
    <meta:generator>LibreOffice/4.1.3.2$Linux_X86_64 LibreOffice_project/410m0$Build-2</meta:generator>
  </office:meta>
</office:document-meta>
</file>